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ans-serif"/>
    <style:font-face style:name="Times New Roman" svg:font-family="'Times New Roman', serif"/>
    <style:font-face style:name="times new roman" svg:font-family="'times new roman', 'new york',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style:font-name="Helvetica" fo:font-size="12pt" fo:letter-spacing="normal" fo:language="en" fo:country="US" fo:font-style="normal" fo:font-weight="normal"/>
    </style:style>
    <style:style style:name="P2"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style:font-name="Helvetica" fo:font-size="12pt" fo:letter-spacing="normal" fo:language="en" fo:country="US" fo:font-style="normal" fo:font-weight="normal" officeooo:paragraph-rsid="000ba248"/>
    </style:style>
    <style:style style:name="P3"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fo:letter-spacing="normal"/>
    </style:style>
    <style:style style:name="P4"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fo:letter-spacing="normal" officeooo:rsid="000bfc08" officeooo:paragraph-rsid="000bfc08"/>
    </style:style>
    <style:style style:name="P5"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fo:letter-spacing="normal" officeooo:rsid="000e3dc1" officeooo:paragraph-rsid="000e3dc1"/>
    </style:style>
    <style:style style:name="P6"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2pt" fo:letter-spacing="normal" fo:language="en" fo:country="US" fo:font-style="normal" fo:font-weight="normal"/>
    </style:style>
    <style:style style:name="P7"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3.5pt" fo:letter-spacing="normal" fo:language="en" fo:country="US" fo:font-style="normal" fo:font-weight="normal"/>
    </style:style>
    <style:style style:name="P8"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3.5pt" fo:letter-spacing="normal" fo:language="en" fo:country="US" fo:font-style="normal" fo:font-weight="normal" officeooo:paragraph-rsid="000bfc08"/>
    </style:style>
    <style:style style:name="P9"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3.5pt" fo:letter-spacing="normal" fo:language="en" fo:country="US" fo:font-style="normal" fo:font-weight="normal" officeooo:paragraph-rsid="000e3dc1"/>
    </style:style>
    <style:style style:name="P10" style:family="paragraph" style:parent-style-name="Text_20_body">
      <style:paragraph-properties fo:margin-left="0in" fo:margin-right="0in" fo:margin-top="0in" fo:margin-bottom="0in" style:contextual-spacing="false" style:line-height-at-least="0.2083in" fo:widows="1" fo:text-indent="0in" style:auto-text-indent="false"/>
      <style:text-properties fo:font-variant="normal" fo:text-transform="none" fo:color="#000000" style:font-name="Times New Roman" fo:font-size="13.5pt" fo:letter-spacing="normal" fo:language="en" fo:country="US" fo:font-style="normal" fo:font-weight="normal"/>
    </style:style>
    <style:style style:name="P11"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3.5pt" fo:letter-spacing="normal" fo:language="en" fo:country="US" fo:font-style="normal" fo:font-weight="normal" officeooo:rsid="000bfc08" officeooo:paragraph-rsid="000c7757"/>
    </style:style>
    <style:style style:name="P12" style:family="paragraph" style:parent-style-name="Text_20_body">
      <style:paragraph-properties fo:margin-left="0in" fo:margin-right="0in" fo:margin-top="0in" fo:margin-bottom="0in" style:contextual-spacing="false" fo:widows="1" fo:text-indent="0in" style:auto-text-indent="false"/>
      <style:text-properties fo:font-variant="normal" fo:text-transform="none" fo:color="#000000" style:font-name="Times New Roman" fo:font-size="13.5pt" fo:letter-spacing="normal" fo:language="en" fo:country="US" fo:font-style="normal" fo:font-weight="normal" officeooo:rsid="000e3dc1" officeooo:paragraph-rsid="000e3dc1"/>
    </style:style>
    <style:style style:name="T1" style:family="text">
      <style:text-properties officeooo:rsid="000ba248"/>
    </style:style>
    <style:style style:name="T2" style:family="text">
      <style:text-properties officeooo:rsid="000bfc08"/>
    </style:style>
    <style:style style:name="T3" style:family="text">
      <style:text-properties style:font-name="Times New Roman" fo:font-size="13.5pt" fo:language="en" fo:country="US" fo:font-style="normal" fo:font-weight="normal"/>
    </style:style>
    <style:style style:name="T4" style:family="text">
      <style:text-properties style:font-name="Times New Roman" fo:font-size="13.5pt" fo:language="en" fo:country="US" fo:font-style="normal" fo:font-weight="normal" officeooo:rsid="000bfc08"/>
    </style:style>
    <style:style style:name="T5" style:family="text">
      <style:text-properties style:font-name="Times New Roman" fo:font-size="13.5pt" fo:language="en" fo:country="US" fo:font-style="normal" fo:font-weight="normal" officeooo:rsid="000c7757"/>
    </style:style>
    <style:style style:name="T6" style:family="text">
      <style:text-properties officeooo:rsid="000c7757"/>
    </style:style>
    <style:style style:name="T7" style:family="text">
      <style:text-properties officeooo:rsid="000e3d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ications of the main findings</text:p>
      <text:p text:style-name="P3"> </text:p>
      <text:p text:style-name="P1">The findings reported here arose from an exploratory procedure to inspect visually the networks and obtain considerable amounts of data from snapshots of interaction networks deriving mainly from email lists but also from other networks. While this procedure has certainly an ad hoc nature, the statistics in the data are sufficiently robust for important features from these interaction networks to be extracted.  </text:p>
      <text:p text:style-name="P3"> </text:p>
      <text:p text:style-name="P2">The main findings are:</text:p>
      <text:p text:style-name="P2"><text:span text:style-name="T1">T</text:span>he most important result <text:span text:style-name="T1">is</text:span> the temporal stability, in the sense that interaction networks could be considered as stationary time series, is the most important feature. <text:span text:style-name="T1">Also important is the extreme stability found on the principal components, on the fraction of participants in each Erd\”os Sector and on the activity along different timescales. The potential generality of these findiings are suggested by the analysis of networks derived from diverse systems while interaction networks derived from public email lists are found proper for benchmarks.</text:span></text:p>
      <text:p text:style-name="P1"/>
      <text:p text:style-name="P6">What are the implications of these results?</text:p>
      <text:p text:style-name="P8"><text:span text:style-name="T2">T</text:span>he analysis presented here enables us to establish an outline of human interaction networks. <text:span text:style-name="T7">It</text:span> take<text:span text:style-name="T7">s</text:span> the hub, intermediary and periphery sectors out of the scientific folklore and into classes drawn from quantitative criteria.</text:p>
      <text:p text:style-name="P8">It <text:span text:style-name="T7">enables the conception of</text:span> non-static human types derived from natural properties.</text:p>
      <text:p text:style-name="P3"> </text:p>
      <text:p text:style-name="P6">How can they be exploited in technological applications?</text:p>
      <text:p text:style-name="P7">We envisage that the knowledge generated in the analysis may be exploited in applications where the type of each participant and the relative proportion of participants in each sector can be useful metadata. Just by way of illustration,  this could be applied in the semantic web, given that the Erdos sectorialization is static in a given snapshot. These results are also useful for classifying resources, e.g. in social media, <text:span text:style-name="T7">and for</text:span> <text:span text:style-name="T7">resources </text:span>recommendation to users~\cite{pnud5,pnud4,pnud3}</text:p>
      <text:p text:style-name="P7">In addition to permitting to draw overviews of any online social system, the results presented here constitute a benchmark with which to compare any system to be analyzed. Finally, the knowledge acquired with a quantitative treatment of the whole data may help guide creation through collective processes of documents to assist in participatory democracy.</text:p>
      <text:p text:style-name="P3"> </text:p>
      <text:p text:style-name="P6"><text:soft-page-break/>What are the sociological consequences (if any) of the results?</text:p>
      <text:p text:style-name="P7">Perhaps the most outreaching implications are related to sociological consequences. The results expose a classification of human individuals which is directly related to the concentration of wealth and based on natural laws.</text:p>
      <text:p text:style-name="P7">The derived human typology changes over different systems and over time in the same system, which implies in a negation of the absolute concentration of wealth. Such concentration exists but changes across different wealth criteria</text:p>
      <text:p text:style-name="P7">and with time. Also, the hubs stand out as dedicated, sometimes enslaved,</text:p>
      <text:p text:style-name="P3"><text:span text:style-name="T3">components of the social system. The peripheral participants have very limited interaction with the network. This suggests that intermediary participants tend to dictate structure, legitimate the hubs and stand out as authorities.</text:span></text:p>
      <text:p text:style-name="P3"> </text:p>
      <text:p text:style-name="P1">what is the overall knowledge derived from the results?</text:p>
      <text:p text:style-name="P3"> </text:p>
      <text:p text:style-name="P7">Stability of the human interaction networks with respect to their most basic connective sectors, topological metrics prominence,</text:p>
      <text:p text:style-name="P8">and activity along different timescales.</text:p>
      <text:p text:style-name="P8"/>
      <text:p text:style-name="P1">-&gt; what are the limitations of this knowledge and of individual results</text:p>
      <text:p text:style-name="P3"><text:span text:style-name="T3">Not all types of human interaction networks were analy</text:span><text:span text:style-name="T4">z</text:span><text:span text:style-name="T3">ed. Therefore, the plausible generalization of found properties has to be addressed with care, as a natural tendency of such systems and not as a rule.</text:span></text:p>
      <text:p text:style-name="P4"><text:span text:style-name="T3">Also, these stable properties were not explored to the limits, </text:span><text:span text:style-name="T5">which leaves many open questions.</text:span></text:p>
      <text:p text:style-name="P3"/>
      <text:p text:style-name="P5">What is the method of knowledge acquisition?</text:p>
      <text:p text:style-name="P9">"The results were hypothesized about and pursued due to the apparent discrepancy of such stability from the complexity of the system.</text:p>
      <text:p text:style-name="P9">They were reported due to the extreme stability found in human systems across diverse interests, languages and cultures, which was not expected</text:p>
      <text:p text:style-name="P12">and implied in knowledge beyond found in the literature."</text:p>
      <text:p text:style-name="P3"/>
      <text:p text:style-name="P7">Open questions:</text:p>
      <text:p text:style-name="P11"><text:span text:style-name="T6">W</text:span>hat are the maximum and minimum sizes of the networks for which they hold? What is the outcome of the PCA analysis when more metrics are considered? What is the granularity in which the activity along the timescales are preserved?</text:p>
      <text:p text:style-name="P7">the minimum and maximum size of the networks;</text:p>
      <text:p text:style-name="P7"><text:soft-page-break/>which other systems, beyond human interaction networks.</text:p>
      <text:p text:style-name="P10">They enable the research of differences between the Erdos secto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ans-serif"/>
    <style:font-face style:name="Times New Roman" svg:font-family="'Times New Roman', serif"/>
    <style:font-face style:name="times new roman" svg:font-family="'times new roman', 'new york',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Fabbri</meta:initial-creator>
    <meta:creation-date>2015-11-05T17:52:18.221799883</meta:creation-date>
    <dc:date>2015-11-05T18:32:53.132075490</dc:date>
    <dc:creator>R Fabbri</dc:creator>
    <meta:editing-duration>PT10M4S</meta:editing-duration>
    <meta:editing-cycles>2</meta:editing-cycles>
    <meta:generator>LibreOffice/4.2.8.2$Linux_X86_64 LibreOffice_project/420m0$Build-2</meta:generator>
    <meta:document-statistic meta:table-count="0" meta:image-count="0" meta:object-count="0" meta:page-count="3" meta:paragraph-count="36" meta:word-count="683" meta:character-count="4497" meta:non-whitespace-character-count="3835"/>
  </office:meta>
</office:document-meta>
</file>